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width="0cm" svg:stroke-color="#000000" draw:marker-start="" draw:marker-start-width="0cm" draw:marker-start-center="false" draw:marker-end="" draw:marker-end-width="0cm" draw:marker-end-center="false" svg:stroke-opacity="100%" draw:stroke-linejoin="round" draw:fill="gradient" draw:fill-color="#008080" draw:secondary-fill-color="#99ccff" draw:fill-gradient-name="Градиент_20_-_20_drop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svg:stroke-width="0cm" draw:marker-start-width="0cm" draw:marker-end-width="0cm" draw:fill="gradient" draw:fill-color="#008080" draw:fill-gradient-name="Градиент_20_-_20_drop" draw:fill-hatch-name="Black_20_0_20_Degrees" draw:fill-image-name="Empty" dr3d:vertical-segments="32" dr3d:close-front="true" dr3d:close-back="true"/>
    </style:style>
    <style:style style:name="gr4" style:family="graphic" style:parent-style-name="standard">
      <style:graphic-properties draw:stroke="none" svg:stroke-width="0cm" draw:marker-start-width="0cm" draw:marker-end-width="0cm" draw:fill="gradient" draw:fill-color="#008080" draw:fill-gradient-name="Градиент_20_-_20_drop" draw:fill-hatch-name="Black_20_0_20_Degrees" draw:fill-image-name="Empty" dr3d:vertical-segments="13" dr3d:close-front="true" dr3d:close-back="true"/>
    </style:style>
    <style:style style:name="gr5" style:family="graphic" style:parent-style-name="standard">
      <style:graphic-properties draw:fill="gradient" draw:fill-color="#00dcff" draw:fill-gradient-name="Gradient_20_1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g>
            <draw:path draw:style-name="gr1" draw:text-style-name="P1" draw:layer="layout" svg:width="4.999cm" svg:height="8.999cm" svg:x="10cm" svg:y="15cm" svg:viewBox="0 0 5000 9000" svg:d="m3000 0c1219 912 2023 2392 2000 4000 0 2761-2239 5000-5000 5000">
              <text:p/>
            </draw:path>
            <draw:path draw:style-name="gr1" draw:text-style-name="P1" draw:layer="layout" svg:width="2.999cm" svg:height="6.309cm" svg:x="10cm" svg:y="8.69cm" svg:viewBox="0 0 3000 6310" svg:d="m3000 6310c-1798-1484-2834-3696-3000-6310">
              <text:p/>
            </draw:path>
          </draw:g>
          <draw:g>
            <draw:path draw:style-name="gr1" draw:text-style-name="P1" draw:layer="layout" svg:width="4.999cm" svg:height="8.999cm" svg:x="5cm" svg:y="15cm" svg:viewBox="0 0 5000 9000" svg:d="m2000 0c-1218 912-2023 2392-2000 4000 0 2761 2239 5000 5000 5000">
              <text:p/>
            </draw:path>
            <draw:path draw:style-name="gr1" draw:text-style-name="P1" draw:layer="layout" svg:width="2.999cm" svg:height="6.309cm" svg:x="7cm" svg:y="8.69cm" svg:viewBox="0 0 3000 6310" svg:d="m0 6310c1798-1484 2834-3696 3000-6310">
              <text:p/>
            </draw:path>
          </draw:g>
        </draw:g>
      </draw:page>
      <draw:page draw:name="page2" draw:style-name="dp1" draw:master-page-name="Обычный">
        <draw:g>
          <draw:g>
            <draw:path draw:style-name="gr1" draw:text-style-name="P1" draw:layer="layout" svg:width="4.999cm" svg:height="8.999cm" svg:x="10cm" svg:y="15cm" svg:viewBox="0 0 5000 9000" svg:d="m3000 0c1219 912 2023 2392 2000 4000 0 2761-2239 5000-5000 5000">
              <text:p/>
            </draw:path>
            <draw:path draw:style-name="gr1" draw:text-style-name="P1" draw:layer="layout" svg:width="2.999cm" svg:height="6.309cm" svg:x="10cm" svg:y="8.69cm" svg:viewBox="0 0 3000 6310" svg:d="m3000 6310c-1798-1484-2834-3696-3000-6310">
              <text:p/>
            </draw:path>
          </draw:g>
          <draw:g>
            <draw:path draw:style-name="gr1" draw:text-style-name="P1" draw:layer="layout" svg:width="4.999cm" svg:height="8.999cm" svg:x="5cm" svg:y="15cm" svg:viewBox="0 0 5000 9000" svg:d="m2000 0c-1218 912-2023 2392-2000 4000 0 2761 2239 5000 5000 5000">
              <text:p/>
            </draw:path>
            <draw:path draw:style-name="gr1" draw:text-style-name="P1" draw:layer="layout" svg:width="2.999cm" svg:height="6.309cm" svg:x="7cm" svg:y="8.69cm" svg:viewBox="0 0 3000 6310" svg:d="m0 6310c1798-1484 2834-3696 3000-6310">
              <text:p/>
            </draw:path>
          </draw:g>
        </draw:g>
        <draw:g>
          <draw:g>
            <draw:path draw:style-name="gr1" draw:text-style-name="P1" draw:layer="layout" svg:width="4.999cm" svg:height="8.999cm" draw:transform="rotate (3.1415926535892) translate (15.0004808597061cm 17.6899999999964cm)" svg:viewBox="0 0 5000 9000" svg:d="m2000-35380c-1219 912-2023 2392-2000 4000 0 2761 2239 5000 5000 5000">
              <text:p/>
            </draw:path>
            <draw:path draw:style-name="gr1" draw:text-style-name="P1" draw:layer="layout" svg:width="2.999cm" svg:height="6.309cm" draw:transform="rotate (3.1415926535892) translate (13.0000000000112cm 23.9999999999946cm)" svg:viewBox="0 0 3000 6310" svg:d="m0-41690c1798-1484 2834-3696 3000-6310">
              <text:p/>
            </draw:path>
          </draw:g>
          <draw:g>
            <draw:path draw:style-name="gr1" draw:text-style-name="P1" draw:layer="layout" svg:width="4.999cm" svg:height="8.999cm" draw:transform="rotate (3.1415926535892) translate (10.0004802843897cm 17.6899999999946cm)" svg:viewBox="0 0 5000 9000" svg:d="m3000-35380c1218 912 2023 2392 2000 4000 0 2761-2239 5000-5000 5000">
              <text:p/>
            </draw:path>
            <draw:path draw:style-name="gr1" draw:text-style-name="P1" draw:layer="layout" svg:width="2.999cm" svg:height="6.309cm" draw:transform="rotate (3.1415926535892) translate (10cm 24cm)" svg:viewBox="0 0 3000 6310" svg:d="m3000-41690c-1798-1484-2834-3696-3000-6310">
              <text:p/>
            </draw:path>
          </draw:g>
        </draw:g>
      </draw:page>
      <draw:page draw:name="page3" draw:style-name="dp1" draw:master-page-name="Обычный">
        <draw:g>
          <draw:g>
            <draw:path draw:style-name="gr1" draw:text-style-name="P1" draw:layer="layout" svg:width="4.999cm" svg:height="8.999cm" draw:transform="skewX (4.13881340501842E-017) rotate (1.25663706143568) translate (6.4880737030017cm 12.9308270576141cm)" svg:viewBox="0 0 5000 9000" svg:d="m3000 20333c1219 912 2023 2392 2000 4000 0 2761-2239 5000-5000 5000">
              <text:p/>
            </draw:path>
            <draw:path draw:style-name="gr1" draw:text-style-name="P1" draw:layer="layout" svg:width="2.999cm" svg:height="6.309cm" draw:transform="rotate (1.25663706143568) translate (0.486907085179123cm 10.9809298230879cm)" svg:viewBox="0 0 3000 6310" svg:d="m3000 14023c-1798-1484-2834-3696-3000-6310">
              <text:p/>
            </draw:path>
          </draw:g>
          <draw:g>
            <draw:path draw:style-name="gr1" draw:text-style-name="P1" draw:layer="layout" svg:width="4.999cm" svg:height="8.999cm" draw:transform="rotate (1.25663706143568) translate (4.94298873112828cm 17.6861096390789cm)" svg:viewBox="0 0 5000 9000" svg:d="m2000 20333c-1218 912-2023 2392-2000 4000 0 2761 2239 5000 5000 5000">
              <text:p/>
            </draw:path>
            <draw:path draw:style-name="gr1" draw:text-style-name="P1" draw:layer="layout" svg:width="2.999cm" svg:height="6.309cm" draw:transform="rotate (1.25663706143568) translate (-0.440143897943792cm 13.8340993719881cm)" svg:viewBox="0 0 3000 6310" svg:d="m0 14023c1798-1484 2834-3696 3000-6310">
              <text:p/>
            </draw:path>
          </draw:g>
        </draw:g>
        <draw:g>
          <draw:g>
            <draw:path draw:style-name="gr1" draw:text-style-name="P1" draw:layer="layout" svg:width="4.999cm" svg:height="8.999cm" draw:transform="skewX (8.27762681003683E-017) rotate (2.51327412287136) translate (8.00248990942233cm 17.3951729424116cm)" svg:viewBox="0 0 5000 9000" svg:d="m3000-18738c1219 912 2023 2392 2000 4000 0 2761-2239 5000-5000 5000">
              <text:p/>
            </draw:path>
            <draw:path draw:style-name="gr1" draw:text-style-name="P1" draw:layer="layout" svg:width="2.999cm" svg:height="6.309cm" draw:transform="skewX (9.83964685279744E-017) rotate (2.51327412287136) translate (4.29356496743966cm 22.5000701769121cm)" svg:viewBox="0 0 3000 6310" svg:d="m3000-25048c-1798-1484-2834-3696-3000-6310">
              <text:p/>
            </draw:path>
          </draw:g>
          <draw:g>
            <draw:path draw:style-name="gr1" draw:text-style-name="P1" draw:layer="layout" svg:width="4.999cm" svg:height="8.999cm" draw:transform="skewX (-8.27762776242461E-017) rotate (2.51327412287136) translate (12.0475748812882cm 20.3340992038698cm)" svg:viewBox="0 0 5000 9000" svg:d="m2000-18738c-1218 912-2023 2392-2000 4000 0 2761 2239 5000 5000 5000">
              <text:p/>
            </draw:path>
            <draw:path draw:style-name="gr1" draw:text-style-name="P1" draw:layer="layout" svg:width="2.999cm" svg:height="6.309cm" draw:transform="rotate (2.51327412287136) translate (6.72061595057753cm 24.2634259337919cm)" svg:viewBox="0 0 3000 6310" svg:d="m0-25048c1798-1484 2834-3696 3000-6310">
              <text:p/>
            </draw:path>
          </draw:g>
        </draw:g>
        <draw:g>
          <draw:g>
            <draw:path draw:style-name="gr1" draw:text-style-name="P1" draw:layer="layout" svg:width="4.999cm" svg:height="8.999cm" draw:transform="rotate (-1.25663706143687) translate (14.0989262969904cm 12.9308270575829cm)" svg:viewBox="0 0 5000 9000" svg:d="m3000-18826c1219 912 2023 2392 2000 4000 0 2761-2239 5000-5000 5000">
              <text:p/>
            </draw:path>
            <draw:path draw:style-name="gr1" draw:text-style-name="P1" draw:layer="layout" svg:width="2.999cm" svg:height="6.309cm" draw:transform="rotate (-1.25663706143687) translate (20.1000929148209cm 10.9809298230879cm)" svg:viewBox="0 0 3000 6310" svg:d="m3000-25136c-1798-1484-2834-3696-3000-6310">
              <text:p/>
            </draw:path>
          </draw:g>
          <draw:g>
            <draw:path draw:style-name="gr1" draw:text-style-name="P1" draw:layer="layout" svg:width="4.999cm" svg:height="8.999cm" draw:transform="rotate (-1.25663706143687) translate (12.5538413251193cm 8.1755444761136cm)" svg:viewBox="0 0 5000 9000" svg:d="m2000-18826c-1218 912-2023 2392-2000 4000 0 2761 2239 5000 5000 5000">
              <text:p/>
            </draw:path>
            <draw:path draw:style-name="gr1" draw:text-style-name="P1" draw:layer="layout" svg:width="2.999cm" svg:height="6.309cm" draw:transform="rotate (-1.25663706143687) translate (19.1730419316892cm 8.1277602741952cm)" svg:viewBox="0 0 3000 6310" svg:d="m0-25136c1798-1484 2834-3696 3000-6310">
              <text:p/>
            </draw:path>
          </draw:g>
        </draw:g>
        <draw:g>
          <draw:g>
            <draw:path draw:style-name="gr1" draw:text-style-name="P1" draw:layer="layout" svg:width="4.999cm" svg:height="8.999cm" draw:transform="rotate (-2.51327412287255) translate (12.6915100906041cm 17.3951729423933cm)" svg:viewBox="0 0 5000 9000" svg:d="m3000-43066c1219 912 2023 2392 2000 4000 0 2761-2239 5000-5000 5000">
              <text:p/>
            </draw:path>
            <draw:path draw:style-name="gr1" draw:text-style-name="P1" draw:layer="layout" svg:width="2.999cm" svg:height="6.309cm" draw:transform="skewX (9.83964685279749E-017) rotate (-2.51327412287255) translate (16.4004350325603cm 22.5000701769121cm)" svg:viewBox="0 0 3000 6310" svg:d="m3000-49376c-1798-1484-2834-3696-3000-6310">
              <text:p/>
            </draw:path>
          </draw:g>
          <draw:g>
            <draw:path draw:style-name="gr1" draw:text-style-name="P1" draw:layer="layout" svg:width="4.999cm" svg:height="8.999cm" draw:transform="rotate (-2.51327412287255) translate (16.7365950624729cm 14.4562466809373cm)" svg:viewBox="0 0 5000 9000" svg:d="m2000-43066c-1218 912-2023 2392-2000 4000 0 2761 2239 5000 5000 5000">
              <text:p/>
            </draw:path>
            <draw:path draw:style-name="gr1" draw:text-style-name="P1" draw:layer="layout" svg:width="2.999cm" svg:height="6.309cm" draw:transform="rotate (-2.51327412287255) translate (18.8274860156908cm 20.7367144200245cm)" svg:viewBox="0 0 3000 6310" svg:d="m0-49376c1798-1484 2834-3696 3000-6310">
              <text:p/>
            </draw:path>
          </draw:g>
        </draw:g>
        <draw:g>
          <draw:g>
            <draw:path draw:style-name="gr1" draw:text-style-name="P1" draw:layer="layout" svg:width="4.999cm" svg:height="8.999cm" svg:x="10.3cm" svg:y="10.2cm" svg:viewBox="0 0 5000 9000" svg:d="m3000 0c1219 912 2023 2392 2000 4000 0 2761-2239 5000-5000 5000">
              <text:p/>
            </draw:path>
            <draw:path draw:style-name="gr1" draw:text-style-name="P1" draw:layer="layout" svg:width="2.999cm" svg:height="6.309cm" svg:x="10.3cm" svg:y="3.89cm" svg:viewBox="0 0 3000 6310" svg:d="m3000 6310c-1798-1484-2834-3696-3000-6310">
              <text:p/>
            </draw:path>
          </draw:g>
          <draw:g>
            <draw:path draw:style-name="gr1" draw:text-style-name="P1" draw:layer="layout" svg:width="4.999cm" svg:height="8.999cm" svg:x="5.3cm" svg:y="10.2cm" svg:viewBox="0 0 5000 9000" svg:d="m2000 0c-1218 912-2023 2392-2000 4000 0 2761 2239 5000 5000 5000">
              <text:p/>
            </draw:path>
            <draw:path draw:style-name="gr1" draw:text-style-name="P1" draw:layer="layout" svg:width="2.999cm" svg:height="6.309cm" svg:x="7.3cm" svg:y="3.89cm" svg:viewBox="0 0 3000 6310" svg:d="m0 6310c1798-1484 2834-3696 3000-6310">
              <text:p/>
            </draw:path>
          </draw:g>
        </draw:g>
      </draw:page>
      <draw:page draw:name="page4" draw:style-name="dp1" draw:master-page-name="Обычный">
        <dr3d:scene draw:style-name="gr2" svg:width="11.847cm" svg:height="16.425cm" svg:x="3.798cm" svg:y="7.3cm" dr3d:transform="matrix (0.619113196506826 -0.0135839688491529 -0.785184262260399 0.00562128280179665 0.999901424841512 -0.0128663040370917 0.785281638070546 0.00355195582994797 0.619128526655831 0.0864829032444098cm 16.3274610130619cm -0.294891687218746cm)" dr3d:vrp="(0 0 38574.2857142857)" dr3d:vpn="(0 0 28574.2857142857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24000 5000 9000" svg:d="m3000-15000 224-178 213-190 202-202 191-214 179-224 166-234 152-244 139-253 124-261 109-268 93-275 77-282 59-287 43-292 24-296 5-300-26-511-76-497-123-479-168-459-211-437-250-412-288-385-323-355-355-323-385-288-412-250-437-211-459-168-479-123-497-76-511-26"/>
          <dr3d:rotate draw:style-name="gr4" draw:layer="layout" svg:viewBox="0 -15000 3000 6310" svg:d="m3000-15000-328 287-310 303-292 319-274 335-255 351-237 364-217 379-199 393-180 406-160 419-262 874-183 919-103 961"/>
        </dr3d:scene>
      </draw:page>
      <draw:page draw:name="page5" draw:style-name="dp1" draw:master-page-name="Обычный">
        <draw:g>
          <draw:g>
            <draw:g>
              <draw:path draw:style-name="gr5" draw:text-style-name="P1" draw:layer="layout" svg:width="4.999cm" svg:height="8.999cm" svg:x="10cm" svg:y="15cm" svg:viewBox="0 0 5000 9000" svg:d="m3000 0c1219 912 2023 2392 2000 4000 0 2761-2239 5000-5000 5000">
                <text:p/>
              </draw:path>
              <draw:path draw:style-name="gr5" draw:text-style-name="P1" draw:layer="layout" svg:width="2.999cm" svg:height="6.309cm" svg:x="10cm" svg:y="8.69cm" svg:viewBox="0 0 3000 6310" svg:d="m3000 6310c-1798-1484-2834-3696-3000-6310">
                <text:p/>
              </draw:path>
            </draw:g>
            <draw:g>
              <draw:path draw:style-name="gr5" draw:text-style-name="P1" draw:layer="layout" svg:width="4.999cm" svg:height="8.999cm" svg:x="5cm" svg:y="15cm" svg:viewBox="0 0 5000 9000" svg:d="m2000 0c-1218 912-2023 2392-2000 4000 0 2761 2239 5000 5000 5000">
                <text:p/>
              </draw:path>
              <draw:path draw:style-name="gr5" draw:text-style-name="P1" draw:layer="layout" svg:width="2.999cm" svg:height="6.309cm" svg:x="7cm" svg:y="8.69cm" svg:viewBox="0 0 3000 6310" svg:d="m0 6310c1798-1484 2834-3696 3000-6310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radial" draw:cx="49%" draw:cy="79%" draw:start-color="#008080" draw:end-color="#00dcff" draw:start-intensity="100%" draw:end-intensity="100%" draw:border="20%"/>
    <draw:gradient draw:name="Gradient_20_11" draw:display-name="Gradient 11" draw:style="radial" draw:cx="61%" draw:cy="84%" draw:start-color="#008080" draw:end-color="#00dcff" draw:start-intensity="100%" draw:end-intensity="100%" draw:border="20%"/>
    <draw:gradient draw:name="Gradient_20_7" draw:display-name="Gradient 7" draw:style="radial" draw:cx="49%" draw:cy="81%" draw:start-color="#008080" draw:end-color="#00dcff" draw:start-intensity="100%" draw:end-intensity="100%" draw:border="0%"/>
    <draw:gradient draw:name="Gradient_20_8" draw:display-name="Gradient 8" draw:style="radial" draw:cx="49%" draw:cy="81%" draw:start-color="#008080" draw:end-color="#00dcff" draw:start-intensity="100%" draw:end-intensity="100%" draw:border="20%"/>
    <draw:gradient draw:name="Gradient_20_9" draw:display-name="Gradient 9" draw:style="radial" draw:cx="49%" draw:cy="79%" draw:start-color="#008080" draw:end-color="#00dcff" draw:start-intensity="100%" draw:end-intensity="100%" draw:border="20%"/>
    <draw:gradient draw:name="Градиент_20_-_20_drop" draw:display-name="Градиент - drop" draw:style="radial" draw:cx="40%" draw:cy="55%" draw:start-color="#008080" draw:end-color="#00dcff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15T15:18:17.04</meta:creation-date>
    <dc:date>2010-02-16T11:10:03.51</dc:date>
    <meta:editing-duration>PT01H39M22S</meta:editing-duration>
    <meta:editing-cycles>11</meta:editing-cycles>
    <meta:generator>OpenOffice.org/3.2$Win32 OpenOffice.org_project/320m12$Build-9483</meta:generator>
    <meta:document-statistic meta:object-count="67"/>
  </office:meta>
</office:document-meta>
</file>